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FreeSans2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P1" style:family="paragraph">
      <style:paragraph-properties fo:text-align="center"/>
      <style:text-properties style:font-size-complex="1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cm">
          <draw:text-box>
            <text:p text:style-name="P1"><text:span text:style-name="T1">Program pobiera liczby wprowadzane przez użytkownika, aż do momentu, gdy ich suma przekroczy wartość 75 i wyświetla ją.</text:span></text:p>
          </draw:text-box>
        </draw:frame>
        <draw:custom-shape draw:style-name="gr2" draw:text-style-name="P4" draw:layer="layout" svg:width="3.7cm" svg:height="2.1cm" svg:x="8.4cm" svg:y="3.6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3cm" svg:y1="5.7cm" svg:x2="10.3cm" svg:y2="7.6cm">
          <text:p/>
        </draw:line>
        <draw:custom-shape draw:style-name="gr4" draw:text-style-name="P4" draw:layer="layout" svg:width="4.4cm" svg:height="1.4cm" svg:x="8.1cm" svg:y="7.5cm">
          <text:p text:style-name="P3">wynik = 0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1.5cm" svg:x="11.9cm" svg:y="14.4cm">
          <text:p text:style-name="P3">Wczytaj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5" draw:layer="layout" svg:x1="10.3cm" svg:y1="8.894cm" svg:x2="10.3cm" svg:y2="10.794cm">
          <text:p/>
        </draw:line>
        <draw:custom-shape draw:style-name="gr6" draw:text-style-name="P4" draw:layer="layout" svg:width="6.7cm" svg:height="1.4cm" svg:x="11.9cm" svg:y="17.8cm">
          <text:p text:style-name="P3">wynik = wynik + liczba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5.3cm" svg:y1="12.5cm" svg:x2="15.3cm" svg:y2="14.4cm">
          <text:p/>
        </draw:line>
        <draw:custom-shape draw:style-name="gr7" draw:text-style-name="P4" draw:layer="layout" svg:width="5.2cm" svg:height="3.4cm" svg:x="7.7cm" svg:y="10.8cm">
          <text:p text:style-name="P3">wynik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15.253cm" svg:y1="15.9cm" svg:x2="15.253cm" svg:y2="17.8cm">
          <text:p/>
        </draw:line>
        <draw:line draw:style-name="gr8" draw:text-style-name="P5" draw:layer="layout" svg:x1="12.9cm" svg:y1="12.5cm" svg:x2="15.3cm" svg:y2="12.5cm">
          <text:p/>
        </draw:line>
        <draw:line draw:style-name="gr8" draw:text-style-name="P5" draw:layer="layout" svg:x1="19.5cm" svg:y1="18.5cm" svg:x2="19.5cm" svg:y2="9.694cm">
          <text:p/>
        </draw:line>
        <draw:line draw:style-name="gr3" draw:text-style-name="P5" draw:layer="layout" svg:x1="19.5cm" svg:y1="9.7cm" svg:x2="10.3cm" svg:y2="9.7cm">
          <text:p/>
        </draw:line>
        <draw:frame draw:style-name="gr9" draw:text-style-name="P2" draw:layer="layout" svg:width="1.666cm" svg:height="1.162cm" svg:x="13.234cm" svg:y="11.638cm">
          <draw:text-box>
            <text:p>Tak </text:p>
          </draw:text-box>
        </draw:frame>
        <draw:line draw:style-name="gr8" draw:text-style-name="P5" draw:layer="layout" svg:x1="4.4cm" svg:y1="12.5cm" svg:x2="7.7cm" svg:y2="12.5cm">
          <text:p/>
        </draw:line>
        <draw:frame draw:style-name="gr9" draw:text-style-name="P2" draw:layer="layout" svg:width="1.666cm" svg:height="1.162cm" svg:x="5.634cm" svg:y="11.638cm">
          <draw:text-box>
            <text:p>Nie <text:s/></text:p>
          </draw:text-box>
        </draw:frame>
        <draw:line draw:style-name="gr3" draw:text-style-name="P5" draw:layer="layout" svg:x1="4.4cm" svg:y1="12.5cm" svg:x2="4.4cm" svg:y2="14.4cm">
          <text:p/>
        </draw:line>
        <draw:custom-shape draw:style-name="gr5" draw:text-style-name="P4" draw:layer="layout" svg:width="6.9cm" svg:height="1.5cm" svg:x="0.953cm" svg:y="14.4cm">
          <text:p text:style-name="P3">Wypisz: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3.7cm" svg:height="2.1cm" svg:x="2.5cm" svg:y="17.8cm">
          <text:p text:style-name="P3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4cm" svg:y1="15.9cm" svg:x2="4.4cm" svg:y2="17.8cm">
          <text:p/>
        </draw:line>
        <draw:line draw:style-name="gr8" draw:text-style-name="P5" draw:layer="layout" svg:x1="18.6cm" svg:y1="18.5cm" svg:x2="19.5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FreeSans2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pl" fo:country="PL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k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2:34:49.222032852</meta:creation-date>
    <dc:date>2018-10-08T23:05:50.269005125</dc:date>
    <meta:editing-duration>PT31M1S</meta:editing-duration>
    <meta:editing-cycles>2</meta:editing-cycles>
    <meta:generator>LibreOffice/5.1.6.2$Linux_X86_64 LibreOffice_project/10m0$Build-2</meta:generator>
    <meta:document-statistic meta:object-count="21"/>
  </office:meta>
</office:document-meta>
</file>